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043a4f" officeooo:paragraph-rsid="00043a4f" style:font-size-asian="5.25pt" style:font-size-complex="6pt"/>
    </style:style>
    <style:style style:name="P2" style:family="paragraph" style:parent-style-name="Standard">
      <style:text-properties fo:font-size="6pt" officeooo:rsid="0003424d" officeooo:paragraph-rsid="0003424d" style:font-size-asian="5.25pt" style:font-size-complex="6pt"/>
    </style:style>
    <style:style style:name="P3" style:family="paragraph" style:parent-style-name="Standard">
      <style:text-properties fo:font-size="6pt" officeooo:rsid="00077b7b" officeooo:paragraph-rsid="00077b7b" style:font-size-asian="5.25pt" style:font-size-complex="6pt"/>
    </style:style>
    <style:style style:name="P4" style:family="paragraph" style:parent-style-name="Standard">
      <style:text-properties fo:font-size="6pt" officeooo:rsid="00077b7b" officeooo:paragraph-rsid="00095039" style:font-size-asian="5.25pt" style:font-size-complex="6pt"/>
    </style:style>
    <style:style style:name="P5" style:family="paragraph" style:parent-style-name="Standard">
      <style:text-properties fo:font-size="6pt" officeooo:rsid="00095039" officeooo:paragraph-rsid="00095039" style:font-size-asian="5.25pt" style:font-size-complex="6pt"/>
    </style:style>
    <style:style style:name="P6" style:family="paragraph" style:parent-style-name="Standard">
      <style:text-properties officeooo:rsid="0003424d" officeooo:paragraph-rsid="0003424d"/>
    </style:style>
    <style:style style:name="P7" style:family="paragraph" style:parent-style-name="Standard">
      <style:text-properties fo:font-size="6pt" officeooo:rsid="00095039" officeooo:paragraph-rsid="00095039" style:font-size-asian="5.25pt" style:font-size-complex="6pt"/>
    </style:style>
    <style:style style:name="P8" style:family="paragraph" style:parent-style-name="Standard">
      <style:text-properties fo:font-size="6pt" officeooo:rsid="000d4455" officeooo:paragraph-rsid="000d4455" style:font-size-asian="5.25pt" style:font-size-complex="6pt"/>
    </style:style>
    <style:style style:name="P9" style:family="paragraph" style:parent-style-name="Standard">
      <style:text-properties fo:font-size="6pt" style:text-underline-style="solid" style:text-underline-width="auto" style:text-underline-color="font-color" officeooo:rsid="000d4455" officeooo:paragraph-rsid="000d4455" style:font-size-asian="5.25pt" style:font-size-complex="6pt"/>
    </style:style>
    <style:style style:name="T1" style:family="text">
      <style:text-properties officeooo:rsid="00077b7b"/>
    </style:style>
    <style:style style:name="T2" style:family="text">
      <style:text-properties officeooo:rsid="0009503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51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TML<text:line-break/><text:line-break/>CSS<text:line-break/><text:line-break/>JS</text:p>
      <text:p text:style-name="P3"/>
      <text:p text:style-name="P3">Add colors and find solution to Text Stroke, which ruins mobile experience and isnt visible in html2canvas. <text:span text:style-name="T2">And fix the random switching between line styles.</text:span></text:p>
      <text:p text:style-name="P5">9 hours</text:p>
      <text:p text:style-name="P2"/>
      <text:p text:style-name="P2">insert random padding before each text line (to mimic the inconsistency of space on the end). <text:span text:style-name="T1">+ INSERT RANDOM Y-AXIS STARTING POINT (POSSIBLY JUST CHANGE currentRandomREMTotal?)</text:span></text:p>
      <text:p text:style-name="P5">2 hours</text:p>
      <text:p text:style-name="P2"/>
      <text:p text:style-name="P2">Write code to properly select pics, ignore 40's and 30's etc.</text:p>
      <text:p text:style-name="P5">2 hours</text:p>
      <text:p text:style-name="P2"/>
      <text:p text:style-name="P2">code function so '^' ends session</text:p>
      <text:p text:style-name="P5">2 hours</text:p>
      <text:p text:style-name="P2"/>
      <text:p text:style-name="P4">Loop audio</text:p>
      <text:p text:style-name="P4"><text:span text:style-name="T2">6 hours</text:span><text:line-break/><text:line-break/>accessibility note</text:p>
      <text:p text:style-name="P5">2.5 hours</text:p>
      <text:p text:style-name="P1"/>
      <text:p text:style-name="P1">Add text to DOM if user is on mobile ‘app works better on desktop’</text:p>
      <text:p text:style-name="P5">1.5 hours</text:p>
      <text:p text:style-name="P1"/>
      <text:p text:style-name="P3">Final touches + aesthetics</text:p>
      <text:p text:style-name="P5">3 hours</text:p>
      <text:p text:style-name="P5"/>
      <text:p text:style-name="P5">36</text:p>
      <text:p text:style-name="P5"/>
      <text:p text:style-name="P5"/>
      <text:p text:style-name="P8"><text:span text:style-name="T3">Tues</text:span><text:line-break/>Vertically center app- 2 hours</text:p>
      <text:p text:style-name="P8">Textstroke solution- 4 hours</text:p>
      <text:p text:style-name="P8"/>
      <text:p text:style-name="P8"><text:span text:style-name="T3">Weds</text:span><text:line-break/>Colors- 8 hours</text:p>
      <text:p text:style-name="P8"/>
      <text:p text:style-name="P9">Thurs</text:p>
      <text:p text:style-name="P8">Colors- 3 hours</text:p>
      <text:p text:style-name="P8">Random padding pre-text- 2 hours</text:p>
      <text:p text:style-name="P8">Sample more #’s, code a # selection- 3 hours</text:p>
      <text:p text:style-name="P8"/>
      <text:p text:style-name="P9">Fri</text:p>
      <text:p text:style-name="P8">Code ‘^’ function- 1 hour</text:p>
      <text:p text:style-name="P8">Audio- 7 hours</text:p>
      <text:p text:style-name="P8"/>
      <text:p text:style-name="P9">Sat</text:p>
      <text:p text:style-name="P8">Accessibility, mobile notification- 4 hours</text:p>
      <text:p text:style-name="P8">Final aesthetics- 4 hours</text:p>
      <text:p text:style-name="P8"/>
      <text:p text:style-name="P8"><text:span text:style-name="T3">Sun</text:span><text:line-break/><text:span text:style-name="T4">Clean code, f</text:span>inal aesthetics- 7 hour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30:48.294800432</meta:creation-date>
    <dc:date>2019-01-08T13:29:21.117432334</dc:date>
    <meta:editing-duration>P2DT17H7M37S</meta:editing-duration>
    <meta:editing-cycles>7</meta:editing-cycles>
    <meta:generator>LibreOffice/6.1.3.2$Linux_X86_64 LibreOffice_project/10$Build-2</meta:generator>
    <meta:document-statistic meta:table-count="0" meta:image-count="0" meta:object-count="0" meta:page-count="1" meta:paragraph-count="31" meta:word-count="168" meta:character-count="958" meta:non-whitespace-character-count="818"/>
  </office:meta>
</office:document-meta>
</file>